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Employees">
        <table:table-row>
          <table:table-cell table:style-name="pd1" office:value-type="string" office:string-value="id">
            <text:p>id</text:p>
          </table:table-cell>
          <table:table-cell table:style-name="pd1" office:value-type="string" office:string-value="name">
            <text:p>name</text:p>
          </table:table-cell>
          <table:table-cell table:style-name="pd1" office:value-type="string" office:string-value="department">
            <text:p>department</text:p>
          </table:table-cell>
          <table:table-cell table:style-name="pd1" office:value-type="string" office:string-value="salary">
            <text:p>salary</text:p>
          </table:table-cell>
          <table:table-cell table:style-name="pd1" office:value-type="string" office:string-value="hire_date">
            <text:p>hire_date</text:p>
          </table:table-cell>
          <table:table-cell table:style-name="pd1" office:value-type="string" office:string-value="active">
            <text:p>active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 office:string-value="Alice Johnson">
            <text:p>Alice Johnson</text:p>
          </table:table-cell>
          <table:table-cell office:value-type="string" office:string-value="Engineering">
            <text:p>Engineering</text:p>
          </table:table-cell>
          <table:table-cell office:value-type="float" office:value="75000.5">
            <text:p>75000.5</text:p>
          </table:table-cell>
          <table:table-cell office:value-type="date" office:date-value="2020-01-15T00:00:00">
            <text:p>Wed Jan 15 00:00:00 2020</text:p>
          </table:table-cell>
          <table:table-cell office:value-type="boolean" office:boolean-value="true">
            <text:p>TRUE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 office:string-value="Bob Smith">
            <text:p>Bob Smith</text:p>
          </table:table-cell>
          <table:table-cell office:value-type="string" office:string-value="Marketing">
            <text:p>Marketing</text:p>
          </table:table-cell>
          <table:table-cell office:value-type="float" office:value="65000.0">
            <text:p>65000.0</text:p>
          </table:table-cell>
          <table:table-cell office:value-type="date" office:date-value="2019-03-22T00:00:00">
            <text:p>Fri Mar 22 00:00:00 2019</text:p>
          </table:table-cell>
          <table:table-cell office:value-type="boolean" office:boolean-value="true">
            <text:p>TRUE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 office:string-value="Carol Davis">
            <text:p>Carol Davis</text:p>
          </table:table-cell>
          <table:table-cell office:value-type="string" office:string-value="Engineering">
            <text:p>Engineering</text:p>
          </table:table-cell>
          <table:table-cell office:value-type="float" office:value="80000.25">
            <text:p>80000.25</text:p>
          </table:table-cell>
          <table:table-cell office:value-type="date" office:date-value="2021-07-10T00:00:00">
            <text:p>Sat Jul 10 00:00:00 2021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 office:string-value="David Wilson">
            <text:p>David Wilson</text:p>
          </table:table-cell>
          <table:table-cell office:value-type="string" office:string-value="Sales">
            <text:p>Sales</text:p>
          </table:table-cell>
          <table:table-cell office:value-type="float" office:value="55000.75">
            <text:p>55000.75</text:p>
          </table:table-cell>
          <table:table-cell office:value-type="date" office:date-value="2020-11-05T00:00:00">
            <text:p>Thu Nov  5 00:00:00 2020</text:p>
          </table:table-cell>
          <table:table-cell office:value-type="boolean" office:boolean-value="true">
            <text:p>TRUE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 office:string-value="Eve Brown">
            <text:p>Eve Brown</text:p>
          </table:table-cell>
          <table:table-cell office:value-type="string" office:string-value="Marketing">
            <text:p>Marketing</text:p>
          </table:table-cell>
          <table:table-cell office:value-type="float" office:value="60000.0">
            <text:p>60000.0</text:p>
          </table:table-cell>
          <table:table-cell office:value-type="date" office:date-value="2022-02-28T00:00:00">
            <text:p>Mon Feb 28 00:00:00 2022</text:p>
          </table:table-cell>
          <table:table-cell office:value-type="boolean" office:boolean-value="true">
            <text:p>TRUE</text:p>
          </table:table-cell>
        </table:table-row>
      </table:table>
      <table:table table:name="Sales">
        <table:table-row>
          <table:table-cell table:style-name="pd1" office:value-type="string" office:string-value="quarter">
            <text:p>quarter</text:p>
          </table:table-cell>
          <table:table-cell table:style-name="pd1" office:value-type="string" office:string-value="revenue">
            <text:p>revenue</text:p>
          </table:table-cell>
          <table:table-cell table:style-name="pd1" office:value-type="string" office:string-value="expenses">
            <text:p>expenses</text:p>
          </table:table-cell>
          <table:table-cell table:style-name="pd1" office:value-type="string" office:string-value="profit">
            <text:p>profit</text:p>
          </table:table-cell>
          <table:table-cell table:style-name="pd1" office:value-type="string" office:string-value="growth_rate">
            <text:p>growth_rate</text:p>
          </table:table-cell>
        </table:table-row>
        <table:table-row>
          <table:table-cell office:value-type="string" office:string-value="Q1 2023">
            <text:p>Q1 2023</text:p>
          </table:table-cell>
          <table:table-cell office:value-type="float" office:value="125000.0">
            <text:p>125000.0</text:p>
          </table:table-cell>
          <table:table-cell office:value-type="float" office:value="95000.0">
            <text:p>95000.0</text:p>
          </table:table-cell>
          <table:table-cell office:value-type="float" office:value="30000.0">
            <text:p>30000.0</text:p>
          </table:table-cell>
          <table:table-cell office:value-type="float" office:value="0.05">
            <text:p>0.05</text:p>
          </table:table-cell>
        </table:table-row>
        <table:table-row>
          <table:table-cell office:value-type="string" office:string-value="Q2 2023">
            <text:p>Q2 2023</text:p>
          </table:table-cell>
          <table:table-cell office:value-type="float" office:value="135000.0">
            <text:p>135000.0</text:p>
          </table:table-cell>
          <table:table-cell office:value-type="float" office:value="98000.0">
            <text:p>98000.0</text:p>
          </table:table-cell>
          <table:table-cell office:value-type="float" office:value="37000.0">
            <text:p>37000.0</text:p>
          </table:table-cell>
          <table:table-cell office:value-type="float" office:value="0.08">
            <text:p>0.08</text:p>
          </table:table-cell>
        </table:table-row>
        <table:table-row>
          <table:table-cell office:value-type="string" office:string-value="Q3 2023">
            <text:p>Q3 2023</text:p>
          </table:table-cell>
          <table:table-cell office:value-type="float" office:value="142000.0">
            <text:p>142000.0</text:p>
          </table:table-cell>
          <table:table-cell office:value-type="float" office:value="102000.0">
            <text:p>102000.0</text:p>
          </table:table-cell>
          <table:table-cell office:value-type="float" office:value="40000.0">
            <text:p>40000.0</text:p>
          </table:table-cell>
          <table:table-cell office:value-type="float" office:value="0.12">
            <text:p>0.12</text:p>
          </table:table-cell>
        </table:table-row>
        <table:table-row>
          <table:table-cell office:value-type="string" office:string-value="Q4 2023">
            <text:p>Q4 2023</text:p>
          </table:table-cell>
          <table:table-cell office:value-type="float" office:value="155000.0">
            <text:p>155000.0</text:p>
          </table:table-cell>
          <table:table-cell office:value-type="float" office:value="110000.0">
            <text:p>110000.0</text:p>
          </table:table-cell>
          <table:table-cell office:value-type="float" office:value="45000.0">
            <text:p>45000.0</text:p>
          </table:table-cell>
          <table:table-cell office:value-type="float" office:value="0.15">
            <text:p>0.15</text:p>
          </table:table-cell>
        </table:table-row>
      </table:table>
      <table:table table:name="Products">
        <table:table-row>
          <table:table-cell table:style-name="pd1" office:value-type="string" office:string-value="product_id">
            <text:p>product_id</text:p>
          </table:table-cell>
          <table:table-cell table:style-name="pd1" office:value-type="string" office:string-value="product_name">
            <text:p>product_name</text:p>
          </table:table-cell>
          <table:table-cell table:style-name="pd1" office:value-type="string" office:string-value="price">
            <text:p>price</text:p>
          </table:table-cell>
          <table:table-cell table:style-name="pd1" office:value-type="string" office:string-value="in_stock">
            <text:p>in_stock</text:p>
          </table:table-cell>
          <table:table-cell table:style-name="pd1" office:value-type="string" office:string-value="category">
            <text:p>category</text:p>
          </table:table-cell>
        </table:table-row>
        <table:table-row>
          <table:table-cell office:value-type="string" office:string-value="P001">
            <text:p>P001</text:p>
          </table:table-cell>
          <table:table-cell office:value-type="string" office:string-value="Widget A">
            <text:p>Widget A</text:p>
          </table:table-cell>
          <table:table-cell office:value-type="float" office:value="29.99">
            <text:p>29.99</text:p>
          </table:table-cell>
          <table:table-cell office:value-type="float" office:value="150">
            <text:p>150</text:p>
          </table:table-cell>
          <table:table-cell office:value-type="string" office:string-value="Tools">
            <text:p>Tools</text:p>
          </table:table-cell>
        </table:table-row>
        <table:table-row>
          <table:table-cell office:value-type="string" office:string-value="P002">
            <text:p>P002</text:p>
          </table:table-cell>
          <table:table-cell office:value-type="string" office:string-value="Gadget B">
            <text:p>Gadget B</text:p>
          </table:table-cell>
          <table:table-cell office:value-type="float" office:value="49.99">
            <text:p>49.99</text:p>
          </table:table-cell>
          <table:table-cell office:value-type="float" office:value="75">
            <text:p>75</text:p>
          </table:table-cell>
          <table:table-cell office:value-type="string" office:string-value="Electronics">
            <text:p>Electronics</text:p>
          </table:table-cell>
        </table:table-row>
        <table:table-row>
          <table:table-cell office:value-type="string" office:string-value="P003">
            <text:p>P003</text:p>
          </table:table-cell>
          <table:table-cell office:value-type="string" office:string-value="Tool C">
            <text:p>Tool C</text:p>
          </table:table-cell>
          <table:table-cell office:value-type="float" office:value="19.99">
            <text:p>19.99</text:p>
          </table:table-cell>
          <table:table-cell office:value-type="float" office:value="200">
            <text:p>200</text:p>
          </table:table-cell>
          <table:table-cell office:value-type="string" office:string-value="Tools">
            <text:p>Tools</text:p>
          </table:table-cell>
        </table:table-row>
        <table:table-row>
          <table:table-cell office:value-type="string" office:string-value="P004">
            <text:p>P004</text:p>
          </table:table-cell>
          <table:table-cell office:value-type="string" office:string-value="Device D">
            <text:p>Device D</text:p>
          </table:table-cell>
          <table:table-cell office:value-type="float" office:value="99.99">
            <text:p>99.99</text:p>
          </table:table-cell>
          <table:table-cell office:value-type="float" office:value="25">
            <text:p>25</text:p>
          </table:table-cell>
          <table:table-cell office:value-type="string" office:string-value="Electronics">
            <text:p>Electronic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